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fa0d" officeooo:paragraph-rsid="000afa0d"/>
    </style:style>
    <style:style style:name="P2" style:family="paragraph" style:parent-style-name="Text_20_body">
      <style:text-properties officeooo:paragraph-rsid="000b76e9"/>
    </style:style>
    <style:style style:name="P3" style:family="paragraph" style:parent-style-name="Text_20_body">
      <style:text-properties style:text-underline-style="solid" style:text-underline-width="auto" style:text-underline-color="font-color" officeooo:rsid="0009f2ad" officeooo:paragraph-rsid="000bbdcc"/>
    </style:style>
    <style:style style:name="P4" style:family="paragraph" style:parent-style-name="Text_20_body">
      <style:text-properties style:text-underline-style="none" officeooo:rsid="0009f2ad" officeooo:paragraph-rsid="000bbdcc"/>
    </style:style>
    <style:style style:name="P5" style:family="paragraph" style:parent-style-name="Text_20_body">
      <style:text-properties officeooo:paragraph-rsid="000d7a47"/>
    </style:style>
    <style:style style:name="P6" style:family="paragraph" style:parent-style-name="Text_20_body">
      <style:text-properties officeooo:rsid="00137d71" officeooo:paragraph-rsid="00137d71"/>
    </style:style>
    <style:style style:name="P7" style:family="paragraph" style:parent-style-name="Text_20_body">
      <style:text-properties officeooo:rsid="00171c2e" officeooo:paragraph-rsid="00171c2e"/>
    </style:style>
    <style:style style:name="P8" style:family="paragraph" style:parent-style-name="Heading_20_1">
      <style:text-properties officeooo:rsid="000bbdcc" officeooo:paragraph-rsid="000bbdcc"/>
    </style:style>
    <style:style style:name="P9" style:family="paragraph" style:parent-style-name="Heading_20_2">
      <style:text-properties officeooo:rsid="000a100c" officeooo:paragraph-rsid="000a100c"/>
    </style:style>
    <style:style style:name="P10" style:family="paragraph" style:parent-style-name="Heading_20_2">
      <style:text-properties style:font-name="Liberation Sans" fo:font-size="16.1000003814697pt" fo:font-weight="bold" officeooo:rsid="000d7a47" officeooo:paragraph-rsid="000d7a4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11" style:family="paragraph" style:parent-style-name="Heading_20_2">
      <style:text-properties officeooo:rsid="000b76e9" officeooo:paragraph-rsid="000b76e9"/>
    </style:style>
    <style:style style:name="P12" style:family="paragraph" style:parent-style-name="Text_20_body">
      <style:text-properties officeooo:rsid="000a100c" officeooo:paragraph-rsid="000a100c"/>
    </style:style>
    <style:style style:name="P13" style:family="paragraph" style:parent-style-name="Text_20_body" style:list-style-name="L1">
      <style:text-properties style:text-underline-style="none" officeooo:rsid="0009f2ad" officeooo:paragraph-rsid="000bbdcc"/>
    </style:style>
    <style:style style:name="P14" style:family="paragraph" style:parent-style-name="Text_20_body">
      <style:text-properties officeooo:rsid="0014e186" officeooo:paragraph-rsid="0014e186"/>
    </style:style>
    <style:style style:name="P15" style:family="paragraph" style:parent-style-name="Text_20_body">
      <style:text-properties officeooo:rsid="00177c19" officeooo:paragraph-rsid="00177c19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f2eb6" style:font-weight-asian="normal" style:font-weight-complex="normal"/>
    </style:style>
    <style:style style:name="T4" style:family="text">
      <style:text-properties style:text-underline-style="none" fo:font-weight="normal" officeooo:rsid="00116c76" style:font-weight-asian="normal" style:font-weight-complex="normal"/>
    </style:style>
    <style:style style:name="T5" style:family="text">
      <style:text-properties officeooo:rsid="000d7a47"/>
    </style:style>
    <style:style style:name="T6" style:family="text">
      <style:text-properties officeooo:rsid="000f2eb6"/>
    </style:style>
    <style:style style:name="T7" style:family="text">
      <style:text-properties style:text-underline-style="solid" style:text-underline-width="auto" style:text-underline-color="font-color" fo:font-weight="bold" officeooo:rsid="00124b37" style:font-weight-asian="bold" style:font-weight-complex="bold"/>
    </style:style>
    <style:style style:name="T8" style:family="text">
      <style:text-properties officeooo:rsid="0016636f"/>
    </style:style>
    <style:style style:name="T9" style:family="text">
      <style:text-properties officeooo:rsid="0017004a"/>
    </style:style>
    <style:style style:name="T10" style:family="text">
      <style:text-properties officeooo:rsid="001728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Introduction</text:h>
      <text:p text:style-name="P12">Savez-vous combien il y a de secondes dans une minute ? Et de minutes dans une heure ? Et d’heures dans une journée ? Et de journées dans une année ?</text:p>
      <text:p text:style-name="P1">Si j’ai attendu 3 heures, ça fait combien de minutes ? Voyez-vous le rapport avec le chapitre ?</text:p>
      <text:p text:style-name="P14">TODO : parler d’ordre de grandeur !</text:p>
      <text:p text:style-name="P15">Vidéo : <text:a xlink:type="simple" xlink:href="https://www.lumni.fr/video/mesure-du-temps" text:style-name="Internet_20_link" text:visited-style-name="Visited_20_Internet_20_Link">https://www.lumni.fr/video/mesure-du-temps</text:a> ?</text:p>
      <text:h text:style-name="P10" text:outline-level="2">Recherche</text:h>
      <text:p text:style-name="P5"><text:span text:style-name="T5">Présentation </text:span><text:span text:style-name="T6">d’un </text:span><text:span text:style-name="T7">cadrant solaire</text:span><text:span text:style-name="T3"> ! </text:span><text:span text:style-name="T4">L’utiliser pour mesurer le temps.</text:span></text:p>
      <text:p text:style-name="P6"><text:span text:style-name="T4">P</text:span><text:span text:style-name="T2">uis horloge hydraulique ? Voir que le débit dépend de la hauteur d’eau ?</text:span></text:p>
      <text:h text:style-name="P11" text:outline-level="2">Débat</text:h>
      <text:p text:style-name="P2">C<text:span text:style-name="T8">omment utiliser les graduation du cadrant pour mesurer l</text:span><text:span text:style-name="T9">es minutes ?</text:span></text:p>
      <text:p text:style-name="P7">Comment rendre l’horloge hydraulique proportionnelle ?</text:p>
      <text:h text:style-name="P11" text:outline-level="2">Institutionnalisation</text:h>
      <text:p text:style-name="P2">F<text:span text:style-name="T10">iche récapitulative sur les durées (à trous)</text:span></text:p>
      <text:h text:style-name="P8" text:outline-level="1">Programme</text:h>
      <text:p text:style-name="P3">Compétences<text:span text:style-name="T1"> :</text:span></text:p>
      <text:list xml:id="list1732153510" text:style-name="L1">
        <text:list-item>
          <text:p text:style-name="P13">utiliser une formule liant deux grandeurs dans une situation de proportionnalité</text:p>
        </text:list-item>
        <text:list-item>
          <text:p text:style-name="P13">résoudre des problèmes utilisant la proportionnalité (pourcentages, échelles, agrandissement réduction)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1-11-16T12:10:54.621411671</dc:date>
    <meta:editing-duration>PT18M26S</meta:editing-duration>
    <meta:editing-cycles>18</meta:editing-cycles>
    <meta:document-statistic meta:table-count="0" meta:image-count="0" meta:object-count="0" meta:page-count="1" meta:paragraph-count="17" meta:word-count="138" meta:character-count="895" meta:non-whitespace-character-count="776"/>
  </office:meta>
</office:document-meta>
</file>